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forth-standard.org/standard/core/Store" xlink:type="simple">6.1.0010 !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" xlink:type="simple">6.1.0030 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-end" xlink:type="simple">6.1.0040 #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S" xlink:type="simple">6.1.0050 #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ck" xlink:type="simple">6.1.0070 '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" xlink:type="simple">6.1.0080 (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" xlink:type="simple">6.1.0090 *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Div" xlink:type="simple">6.1.0100 *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mesDivMOD" xlink:type="simple">6.1.0110 *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" xlink:type="simple">6.1.0120 +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lusStore" xlink:type="simple">6.1.0130 +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LOOP" xlink:type="simple">6.1.0140 +LO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ma" xlink:type="simple">6.1.0150 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inus" xlink:type="simple">6.1.0160 -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" xlink:type="simple">6.1.0180 .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tq" xlink:type="simple">6.1.0190 ."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" xlink:type="simple">6.1.0230 /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MOD" xlink:type="simple">6.1.0240 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less" xlink:type="simple">6.1.0250 0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Equal" xlink:type="simple">6.1.0270 0=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Plus" xlink:type="simple">6.1.0290 1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Minus" xlink:type="simple">6.1.0300 1-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tore" xlink:type="simple">6.1.0310 2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imes" xlink:type="simple">6.1.0320 2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iv" xlink:type="simple">6.1.0330 2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Fetch" xlink:type="simple">6.1.0350 2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ROP" xlink:type="simple">6.1.0370 2DR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UP" xlink:type="simple">6.1.0380 2DU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OVER" xlink:type="simple">6.1.0400 2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WAP" xlink:type="simple">6.1.0430 2SWA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" xlink:type="simple">6.1.0450 :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emi" xlink:type="simple">6.1.0460 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ss" xlink:type="simple">6.1.0480 &l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-start" xlink:type="simple">6.1.0490 &lt;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qual" xlink:type="simple">6.1.0530 =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re" xlink:type="simple">6.1.0540 &g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BODY" xlink:type="simple">6.1.0550 &gt;BOD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IN" xlink:type="simple">6.1.0560 &gt;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NUMBER" xlink:type="simple">6.1.0570 &gt;NUMB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R" xlink:type="simple">6.1.0580 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UP" xlink:type="simple">6.1.0630 ?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etch" xlink:type="simple">6.1.0650 @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BORT" xlink:type="simple">6.1.0670 ABOR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ORTq" xlink:type="simple">6.1.0680 ABORT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S" xlink:type="simple">6.1.0690 ABS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CCEPT" xlink:type="simple">6.1.0695 ACCEP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LIGN" xlink:type="simple">6.1.0705 ALIG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IGNED" xlink:type="simple">6.1.0706 ALIGNE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LOT" xlink:type="simple">6.1.0710 ALLO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ND" xlink:type="simple">6.1.0720 AN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ASE" xlink:type="simple">6.1.0750 B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EGIN" xlink:type="simple">6.1.0760 BEG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L" xlink:type="simple">6.1.0770 BL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Store" xlink:type="simple">6.1.0850 C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Comma" xlink:type="simple">6.1.0860 C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Fetch" xlink:type="simple">6.1.0870 C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Plus" xlink:type="simple">6.1.0880 CELL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S" xlink:type="simple">6.1.0890 CELL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" xlink:type="simple">6.1.0895 CH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Plus" xlink:type="simple">6.1.0897 CHAR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S" xlink:type="simple">6.1.0898 CHAR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NSTANT" xlink:type="simple">6.1.0950 CONSTAN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OUNT" xlink:type="simple">6.1.0980 COU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R" xlink:type="simple">6.1.0990 C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REATE" xlink:type="simple">6.1.1000 CRE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CIMAL" xlink:type="simple">6.1.1170 DECIM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PTH" xlink:type="simple">6.1.1200 DEPTH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" xlink:type="simple">6.1.1240 DO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ES" xlink:type="simple">6.1.1250 DOES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ROP" xlink:type="simple">6.1.1260 DR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UP" xlink:type="simple">6.1.1290 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LSE" xlink:type="simple">6.1.1310 EL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MIT" xlink:type="simple">6.1.1320 EMI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NVIRONMENTq" xlink:type="simple">6.1.1345 ENVIRONMENT?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VALUATE" xlink:type="simple">6.1.1360 EVALU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XECUTE" xlink:type="simple">6.1.1370 EXECU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XIT" xlink:type="simple">6.1.1380 EXI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ILL" xlink:type="simple">6.1.1540 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IND" xlink:type="simple">6.1.1550 FIN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MDivMOD" xlink:type="simple">6.1.1561 F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RE" xlink:type="simple">6.1.1650 HER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HOLD" xlink:type="simple">6.1.1670 HOL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" xlink:type="simple">6.1.1680 I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F" xlink:type="simple">6.1.1700 IF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MMEDIATE" xlink:type="simple">6.1.1710 IMMEDI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NVERT" xlink:type="simple">6.1.1720 INVER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J" xlink:type="simple">6.1.1730 J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KEY" xlink:type="simple">6.1.1750 KEY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AVE" xlink:type="simple">6.1.1760 LEAV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ITERAL" xlink:type="simple">6.1.1780 LITERAL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OOP" xlink:type="simple">6.1.1800 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SHIFT" xlink:type="simple">6.1.1805 L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Times" xlink:type="simple">6.1.1810 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X" xlink:type="simple">6.1.1870 MAX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IN" xlink:type="simple">6.1.1880 M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D" xlink:type="simple">6.1.1890 MO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VE" xlink:type="simple">6.1.1900 MO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GATE" xlink:type="simple">6.1.1910 NEG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R" xlink:type="simple">6.1.1980 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VER" xlink:type="simple">6.1.1990 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OSTPONE" xlink:type="simple">6.1.2033 POSTPON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QUIT" xlink:type="simple">6.1.2050 QU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rom" xlink:type="simple">6.1.2060 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etch" xlink:type="simple">6.1.2070 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CURSE" xlink:type="simple">6.1.2120 RECUR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REPEAT" xlink:type="simple">6.1.2140 REPEA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T" xlink:type="simple">6.1.2160 RO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SHIFT" xlink:type="simple">6.1.2162 R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q" xlink:type="simple">6.1.2165 S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oD" xlink:type="simple">6.1.2170 S&gt;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IGN" xlink:type="simple">6.1.2210 SIG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MDivREM" xlink:type="simple">6.1.2214 SM/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" xlink:type="simple">6.1.2216 SOUR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" xlink:type="simple">6.1.2220 SPA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S" xlink:type="simple">6.1.2230 SPAC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ATE" xlink:type="simple">6.1.2250 ST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WAP" xlink:type="simple">6.1.2260 SWA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HEN" xlink:type="simple">6.1.2270 THE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YPE" xlink:type="simple">6.1.2310 TYP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" xlink:type="simple">6.1.2320 U.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less" xlink:type="simple">6.1.2340 U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Times" xlink:type="simple">6.1.2360 U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DivMOD" xlink:type="simple">6.1.2370 U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LOOP" xlink:type="simple">6.1.2380 UN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UNTIL" xlink:type="simple">6.1.2390 UNTI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RIABLE" xlink:type="simple">6.1.2410 VARIABL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WHILE" xlink:type="simple">6.1.2430 WHI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ORD" xlink:type="simple">6.1.2450 WOR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XOR" xlink:type="simple">6.1.2490 X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" xlink:type="simple">6.1.2500 [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Tick" xlink:type="simple">6.1.2510 [']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CHAR" xlink:type="simple">6.1.2520 [CHAR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right-bracket" xlink:type="simple">6.1.2540 ]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style-name="ce2" office:value-type="string" calcext:value-type="string">
            <text:p>6.2 Core extension words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p" xlink:type="simple">6.2.0200 .(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R" xlink:type="simple">6.2.0210 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ne" xlink:type="simple">6.2.0260 0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more" xlink:type="simple">6.2.0280 0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oR" xlink:type="simple">6.2.0340 2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rom" xlink:type="simple">6.2.0410 2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etch" xlink:type="simple">6.2.0415 2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NONAME" xlink:type="simple">6.2.0455 :NO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" xlink:type="simple">6.2.0500 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O" xlink:type="simple">6.2.0620 ?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CTION-OF" xlink:type="simple">6.2.0698 ACTION-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GAIN" xlink:type="simple">6.2.0700 AGA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UFFERColon" xlink:type="simple">6.2.0825 BUFFER: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q" xlink:type="simple">6.2.0855 C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ASE" xlink:type="simple">6.2.0873 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PILEComma" xlink:type="simple">6.2.0945 COMPILE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" xlink:type="simple">6.2.1173 DEF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Store" xlink:type="simple">6.2.1175 DEFER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Fetch" xlink:type="simple">6.2.1177 DEFE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CASE" xlink:type="simple">6.2.1342 END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OF" xlink:type="simple">6.2.1343 END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RASE" xlink:type="simple">6.2.1350 ER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ALSE" xlink:type="simple">6.2.1485 FAL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X" xlink:type="simple">6.2.1660 HEX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OLDS" xlink:type="simple">6.2.1675 HOLD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S" xlink:type="simple">6.2.1725 I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RKER" xlink:type="simple">6.2.1850 MARK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IP" xlink:type="simple">6.2.1930 NI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F" xlink:type="simple">6.2.1950 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D" xlink:type="simple">6.2.2000 PA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" xlink:type="simple">6.2.2008 PAR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-NAME" xlink:type="simple">6.2.2020 PARSE-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ICK" xlink:type="simple">6.2.2030 PI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FILL" xlink:type="simple">6.2.2125 RE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STORE-INPUT" xlink:type="simple">6.2.2148 RESTOR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LL" xlink:type="simple">6.2.2150 RO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eq" xlink:type="simple">6.2.2266 S\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AVE-INPUT" xlink:type="simple">6.2.2182 SAV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-ID" xlink:type="simple">6.2.2218 SOURCE-I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" xlink:type="simple">6.2.2295 T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RUE" xlink:type="simple">6.2.2298 TR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UCK" xlink:type="simple">6.2.2300 TU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otR" xlink:type="simple">6.2.2330 U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ore" xlink:type="simple">6.2.2350 U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USED" xlink:type="simple">6.2.2395 UNUSE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LUE" xlink:type="simple">6.2.2405 VAL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ITHIN" xlink:type="simple">6.2.2440 WITH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COMPILE" xlink:type="simple">6.2.2530 [COMPILE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s" xlink:type="simple">6.2.2535 \</text:a></text:p>
          </table:table-cell>
          <table:table-cell/>
        </table:table-row>
        <table:table-row table:style-name="ro1">
          <table:table-cell table:style-name="Default"/>
          <table:table-cell table:formula="of:=COUNTIF([.B$1:.B$133];1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20:01:28.367216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5T11:33:08.002345886</meta:creation-date>
    <dc:date>2025-07-31T20:02:54.349556480</dc:date>
    <meta:editing-duration>PT1H20M48S</meta:editing-duration>
    <meta:editing-cycles>9</meta:editing-cycles>
    <meta:generator>LibreOffice/25.2.5.2$Linux_X86_64 LibreOffice_project/03d19516eb2e1dd5d4ccd751a0d6f35f35e08022</meta:generator>
    <meta:document-statistic meta:table-count="1" meta:cell-count="244" meta:object-count="0"/>
  </office:meta>
</office:document-meta>
</file>